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ab-stops>
          <style:tab-stop style:position="0.302in"/>
          <style:tab-stop style:position="0.9374in"/>
        </style:tab-stops>
      </style:paragraph-properties>
      <style:text-properties fo:color="#c9211e" loext:opacity="100%" fo:font-size="15pt" officeooo:rsid="000388a4" officeooo:paragraph-rsid="000388a4" style:font-size-asian="15pt" style:font-size-complex="15pt"/>
    </style:style>
    <style:style style:name="P2" style:family="paragraph" style:parent-style-name="Standard" style:master-page-name="">
      <loext:graphic-properties draw:fill="none"/>
      <style:paragraph-properties fo:margin-left="0.25in" fo:margin-right="0.25in" fo:text-align="justify" style:justify-single-word="false" fo:text-indent="0in" style:auto-text-indent="false" style:page-number="auto" fo:background-color="transparent"/>
      <style:text-properties fo:color="#000000" loext:opacity="100%" fo:font-size="12pt" officeooo:rsid="000388a4" officeooo:paragraph-rsid="000388a4" style:font-size-asian="12pt" style:font-size-complex="12pt"/>
    </style:style>
    <style:style style:name="P3" style:family="paragraph" style:parent-style-name="Standard">
      <loext:graphic-properties draw:fill="none"/>
      <style:paragraph-properties fo:margin-left="0.25in" fo:margin-right="0.25in" fo:text-align="justify" style:justify-single-word="false" fo:text-indent="0in" style:auto-text-indent="false" fo:background-color="transparent"/>
      <style:text-properties fo:color="#000000" loext:opacity="100%" fo:font-size="12pt" officeooo:rsid="000388a4" officeooo:paragraph-rsid="000388a4" style:font-size-asian="12pt" style:font-size-complex="12pt"/>
    </style:style>
    <style:style style:name="P4" style:family="paragraph" style:parent-style-name="Standard">
      <loext:graphic-properties draw:fill="none"/>
      <style:paragraph-properties fo:margin-left="0.25in" fo:margin-right="0.25in" fo:text-align="justify" style:justify-single-word="false" fo:text-indent="0in" style:auto-text-indent="false" fo:background-color="transparent"/>
      <style:text-properties fo:color="#000000" loext:opacity="100%" fo:font-size="12pt" officeooo:rsid="0004bc18" officeooo:paragraph-rsid="0004bc18" style:font-size-asian="12pt" style:font-size-complex="12pt"/>
    </style:style>
    <style:style style:name="T1" style:family="text">
      <style:text-properties officeooo:rsid="0004bc1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Incontro di Orientamento Artistico</text:p>
      <text:p text:style-name="P2">Nel incontro del 29 novembre mirato all’orientamento verso le materie artistiche abbiamo avuto modo di conoscere le opportunità offerte dal mondo dell’arte attraverso degli esperti che ci hanno illustrato diversi campi che questa materia ha da offrire.</text:p>
      <text:p text:style-name="P3">Inizialmente abbiamo parlato di fotografia, e ci è stata presentata come un arte che ci mette a disposizione la possibilità di poter esprimere emozioni e raccontare storie attraverso uno scatto; l’esperto ci ha mostrato diversi scatti e ci ha illustrato il loro significato intrinseco, <text:span text:style-name="T1">inoltre si è parlato molto del avvento dell’intelligenza artificiale che, sta spopolando ultimamente anche in campo artistico, attraverso la capacità di poter generare in pochi secondi: ritratti, paesaggi esistenti o inventati e persino musica. Le opinioni degli esperti in merito a questo erano un po’ discordanti, c’era chi diceva che è uno strumento che se guadagna fama porterà a sostituire gli artisti, e, chi diceva che, è uno strumento che se usato in maniera giusta può rivelarci cose sorprendenti e persino aiutare lo sviluppo dell’arte.</text:span></text:p>
      <text:p text:style-name="P4">Si è parlato anche di musica, che l’esperta, ha descritto come un arte che è terreno fertile per l’espressione individuale, e che, pur essendo un sentiero arduo non è mai troppo tardi da iniziare, come ci ha raccontato, perchè ha iniziato il conservatorio a 22 anni per finirlo a 27.</text:p>
      <text:p text:style-name="P4">Durante l’incontro abbiamo anche parlato con una esperta di fashion design che stava conducendo uno stage di 6 mesi presso <text:span text:style-name="T2">Dolce Gabbana</text:span><text:span text:style-name="T3"> come professionista dei materiali e ci ha spiegato tutto il suo percorso accademico a partire dall’università e ci ha mostrato come nel campo della moda non conti solo il designing ma anche la scienza e le tecniche dietro la lavorazione dei materiali.</text:span></text:p>
      <text:p text:style-name="P4">Anche se non vedo l’arte nel mio futuro questo incontro è stato abbastanza chiaro su cosa ha da offrire a grandi numeri il campo dell’arte e generalmente mi ha dato gettato ottime basi per qualcuno che un giorno desidera di intraprendere una carriera artist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7:13:10.435481517</meta:creation-date>
    <meta:editing-cycles>2</meta:editing-cycles>
    <meta:editing-duration>PT1H23M15S</meta:editing-duration>
    <dc:date>2023-11-30T18:36:25.911796182</dc:date>
    <meta:generator>LibreOffice/7.6.3.1$Linux_X86_64 LibreOffice_project/60$Build-1</meta:generator>
    <meta:document-statistic meta:table-count="0" meta:image-count="0" meta:object-count="0" meta:page-count="1" meta:paragraph-count="6" meta:word-count="329" meta:character-count="2061" meta:non-whitespace-character-count="1738"/>
  </office:meta>
</office:document-meta>
</file>